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ymes" svg:font-family="Tyme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Tymes" officeooo:rsid="002d6172" officeooo:paragraph-rsid="001e000d"/>
    </style:style>
    <style:style style:name="P2" style:family="paragraph" style:parent-style-name="Text_20_body">
      <style:text-properties style:font-name="Tymes" officeooo:paragraph-rsid="001e000d"/>
    </style:style>
    <style:style style:name="P3" style:family="paragraph" style:parent-style-name="Heading_20_1">
      <style:text-properties style:font-name="Tymes" fo:font-size="16pt" fo:font-weight="bold" officeooo:rsid="01e3af6a" officeooo:paragraph-rsid="001e000d" style:font-name-asian="Microsoft YaHei" style:font-size-asian="14pt" style:font-weight-asian="bold" style:font-name-complex="Arial" style:font-size-complex="16pt" style:font-weight-complex="bold"/>
    </style:style>
    <style:style style:name="T1" style:family="text">
      <style:text-properties style:text-position="0% 100%"/>
    </style:style>
    <style:style style:name="T2" style:family="text">
      <style:text-properties style:text-position="0% 100%" officeooo:rsid="018585d4"/>
    </style:style>
    <style:style style:name="T3" style:family="text">
      <style:text-properties style:text-position="0% 100%" officeooo:rsid="01d832dd"/>
    </style:style>
    <style:style style:name="T4" style:family="text">
      <style:text-properties style:text-position="0% 100%" officeooo:rsid="01d962ba"/>
    </style:style>
    <style:style style:name="T5" style:family="text">
      <style:text-properties officeooo:rsid="019c751b"/>
    </style:style>
    <style:style style:name="T6" style:family="text">
      <style:text-properties officeooo:rsid="018585d4"/>
    </style:style>
    <style:style style:name="T7" style:family="text">
      <style:text-properties officeooo:rsid="019d8297"/>
    </style:style>
    <style:style style:name="T8" style:family="text">
      <style:text-properties officeooo:rsid="01d6f06d"/>
    </style:style>
    <style:style style:name="T9" style:family="text">
      <style:text-properties officeooo:rsid="01d7a997"/>
    </style:style>
    <style:style style:name="T10" style:family="text">
      <style:text-properties officeooo:rsid="01d832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tring Analysis</text:h>
      <text:p text:style-name="P1">The string analysis capabilities of Unicon 13 are in its string scanning environment <text:span text:style-name="T5">and</text:span> it<text:span text:style-name="T6">s</text:span> pattern matching system <text:span text:style-name="T6">with</text:span> regular expressions <text:span text:style-name="T6">and SNOBOL4 type functions</text:span>. <text:s/><text:span text:style-name="T6">Both</text:span> provide a robust method of finding tokens to extract from a particular string.<text:reference-mark-start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text:span text:style-name="T1">[1], [2]</text:span><text:reference-mark-end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 <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text:span text:style-name="T1">[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 SCOEL will be working with a common primitive set of functions for <text:span text:style-name="T7">string and</text:span> pattern matching. <text:s/></text:p>
      <text:p text:style-name="P1"><text:span text:style-name="T6">When extracting information from a string or the information being searched may be spread through out the stream and its relevance might be determinable without contextual information or some data may be broken up so it is easier for the human reader to understand. <text:s/>This can lead to more complex searches and normally require multiple searches for patterns and tokens.</text:span><text:reference-mark-start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span text:style-name="T2">[4], [5]</text:span><text:reference-mark-end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p>
      <text:p text:style-name="P2"><text:span text:style-name="T8">The relationship between tokens or terms are can be difficult to find than the terms themselves. <text:s/></text:span><text:span text:style-name="T9">This is getting into the problem of what do the terms mean, rather than what they are. <text:s/>In my past work as a Professional Land Surveyor, I dealt with legal descriptions on a regular basis. <text:s/>There are legal </text:span><text:span text:style-name="T10">definitions and centuries of court precedence establishing the meaning of many of the terms used in a <text:s/>property description; along with a hierarchy of which terms hold more weight in determining a boundary location.</text:span><text:reference-mark-start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3">[6]</text:span><text:reference-mark-end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3"> <text:s/></text:span><text:span text:style-name="T4">As these are established relationships, they can be identified and analyzed. <text:s/>The goal of SCOEL is to make is to build a language with a more comprehensive system to identify terms and the relationships between those terms.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ymes" svg:font-family="Tyme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style-name="Bold" style:font-family-generic="roman" style:font-pitch="variable" fo:font-size="16pt" fo:font-weight="bold" officeooo:rsid="01d596ef" style:font-name-asian="Microsoft YaHei" style:font-family-asian="'Microsoft YaHei'"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1:37:39.906658849</meta:creation-date>
    <dc:date>2021-05-04T21:38:45.230471954</dc:date>
    <meta:editing-duration>PT1M5S</meta:editing-duration>
    <meta:editing-cycles>1</meta:editing-cycles>
    <meta:generator>LibreOffice/6.4.7.2$Linux_X86_64 LibreOffice_project/40$Build-2</meta:generator>
    <meta:document-statistic meta:table-count="0" meta:image-count="0" meta:object-count="0" meta:page-count="1" meta:paragraph-count="4" meta:word-count="246" meta:character-count="1508" meta:non-whitespace-character-count="1255"/>
  </office:meta>
</office:document-meta>
</file>